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Web_20_API_20_2">
      <style:graphic-properties draw:stroke="dash" draw:stroke-dash="Fine_20_Dashed_20__28_var_29_" draw:textarea-vertical-align="middle"/>
    </style:style>
    <style:style style:name="gr2" style:family="graphic" style:parent-style-name="Web_20_API">
      <style:graphic-properties draw:textarea-horizontal-align="justify" draw:textarea-vertical-align="middle" draw:auto-grow-height="false" fo:min-height="1.585cm" fo:min-width="6.985cm"/>
    </style:style>
    <style:style style:name="gr3" style:family="graphic" style:parent-style-name="AuthN">
      <style:graphic-properties draw:textarea-horizontal-align="justify" draw:textarea-vertical-align="middle" draw:auto-grow-height="false" fo:min-height="1.27cm" fo:min-width="8.19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AuthN">
      <style:graphic-properties draw:textarea-horizontal-align="justify" draw:textarea-vertical-align="middle" draw:auto-grow-height="false" fo:min-height="1.146cm" fo:min-width="5.2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68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8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size-asian="18pt" style:font-weight-asian="bold" style:font-size-complex="18pt" style:font-weight-complex="bold"/>
    </style:style>
    <style:style style:name="P4" style:family="paragraph">
      <style:paragraph-properties fo:text-align="center" style:writing-mode="lr-tb"/>
      <style:text-properties fo:font-family="'Liberation Sans'" style:font-family-generic="swiss" style:font-pitch="variable" style:font-weight-asian="bold" style:font-weight-complex="bold"/>
    </style:style>
    <style:style style:name="P5" style:family="paragraph">
      <style:paragraph-properties fo:text-align="center"/>
      <style:text-properties fo:font-family="'Liberation Sans'" style:font-family-generic="swiss" style:font-pitch="variable" style:font-weight-asian="bold" style:font-weight-complex="bold"/>
    </style:style>
    <style:style style:name="P6" style:family="paragraph">
      <style:paragraph-properties fo:text-align="center"/>
      <style:text-properties fo:font-family="'Liberation Sans'" style:font-family-generic="swiss" style:font-pitch="variable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family="'Liberation Sans'" style:font-family-generic="roman" style:font-pitch="variable" fo:font-size="16pt" fo:font-weight="bold" style:letter-kerning="true" style:font-family-asian="'Droid Sans Fallback'" style:font-family-generic-asian="system" style:font-pitch-asian="variable" style:font-size-asian="16pt" style:font-weight-asian="bold" style:font-family-complex="FreeSans" style:font-family-generic-complex="system" style:font-pitch-complex="variable" style:font-size-complex="16pt" style:font-weight-complex="bold"/>
    </style:style>
    <style:style style:name="T2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3.02cm" svg:height="19.05cm" svg:x="2.27cm" svg:y="13.7cm">
          <text:p/>
        </draw:rect>
        <draw:custom-shape draw:style-name="gr2" draw:text-style-name="P3" draw:layer="layout" svg:width="6.985cm" svg:height="1.27cm" svg:x="0.97cm" svg:y="2.27cm">
          <text:p text:style-name="P2"><text:span text:style-name="T1">Csrf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199cm" svg:height="1.27cm" svg:x="14.97cm" svg:y="9.89cm">
          <text:p text:style-name="P2"><text:span text:style-name="T2">CsrfTokenRequest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199cm" svg:height="1.27cm" svg:x="25.059cm" svg:y="27.69cm">
          <text:p text:style-name="P2"><text:span text:style-name="T2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199cm" svg:height="1.27cm" svg:x="8.549cm" svg:y="14.9cm">
          <text:p text:style-name="P2"><text:span text:style-name="T2">RequestM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426cm" svg:y1="3.648cm" svg:x2="4.391cm" svg:y2="32.242cm">
          <text:p/>
        </draw:line>
        <draw:custom-shape draw:style-name="gr3" draw:text-style-name="P4" draw:layer="layout" svg:width="8.199cm" svg:height="1.27cm" svg:x="28.97cm" svg:y="2.27cm">
          <text:p text:style-name="P2"><text:span text:style-name="T2">CsrfToken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3.034cm" svg:y1="3.667cm" svg:x2="32.97cm" svg:y2="22.59cm">
          <text:p/>
        </draw:line>
        <draw:custom-shape draw:style-name="gr5" draw:text-style-name="P5" draw:layer="layout" svg:width="5.842cm" svg:height="1.27cm" svg:x="25.103cm" svg:y="7.35cm">
          <text:p text:style-name="P1"><text:span text:style-name="T2">DeferredCsrf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399cm" svg:y1="5.21cm" svg:x2="32.974cm" svg:y2="5.21cm">
          <text:p/>
        </draw:line>
        <draw:line draw:style-name="gr6" draw:text-style-name="P1" draw:layer="layout" svg:x1="33.004cm" svg:y1="8.012cm" svg:x2="30.972cm" svg:y2="8.012cm">
          <text:p/>
        </draw:line>
        <draw:frame draw:style-name="gr7" draw:layer="layout" svg:width="6.187cm" svg:height="0.962cm" svg:x="6.674cm" svg:y="4.194cm">
          <draw:text-box>
            <text:p>Load deferred token</text:p>
          </draw:text-box>
        </draw:frame>
        <draw:custom-shape draw:style-name="gr8" draw:text-style-name="P6" draw:layer="layout" svg:width="0.635cm" svg:height="0.635cm" svg:x="6.12cm" svg:y="4.367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4.244cm" svg:height="0.962cm" svg:x="6.698cm" svg:y="11.436cm">
          <draw:text-box>
            <text:p>Handle token</text:p>
          </draw:text-box>
        </draw:frame>
        <draw:custom-shape draw:style-name="gr8" draw:text-style-name="P6" draw:layer="layout" svg:width="0.635cm" svg:height="0.635cm" svg:x="6.144cm" svg:y="11.609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429cm" svg:y1="12.43cm" svg:x2="18.78cm" svg:y2="12.43cm">
          <text:p/>
        </draw:line>
        <draw:line draw:style-name="gr6" draw:text-style-name="P1" draw:layer="layout" svg:x1="4.399cm" svg:y1="15.611cm" svg:x2="8.463cm" svg:y2="15.589cm">
          <text:p/>
        </draw:line>
        <draw:frame draw:style-name="gr10" draw:layer="layout" svg:width="5.715cm" svg:height="1.673cm" svg:x="6.685cm" svg:y="16.389cm">
          <draw:text-box>
            <text:p>Requires CSRF</text:p>
            <text:p>protection?</text:p>
          </draw:text-box>
        </draw:frame>
        <draw:custom-shape draw:style-name="gr8" draw:text-style-name="P6" draw:layer="layout" svg:width="0.635cm" svg:height="0.635cm" svg:x="6.099cm" svg:y="16.562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143cm" svg:height="1.143cm" svg:x="11.828cm" svg:y="18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2.43cm" svg:y1="16.24cm" svg:x2="12.4cm" svg:y2="18.805cm">
          <text:p/>
        </draw:line>
        <draw:line draw:style-name="gr6" draw:text-style-name="P1" draw:layer="layout" svg:x1="11.795cm" svg:y1="19.415cm" svg:x2="4.556cm" svg:y2="19.415cm">
          <text:p/>
        </draw:line>
        <draw:frame draw:style-name="gr12" draw:layer="layout" svg:width="7.14cm" svg:height="0.962cm" svg:x="4.934cm" svg:y="19.659cm">
          <draw:text-box>
            <text:p>No, continue filter chain</text:p>
          </draw:text-box>
        </draw:frame>
        <draw:line draw:style-name="gr4" draw:text-style-name="P1" draw:layer="layout" svg:x1="18.75cm" svg:y1="11.287cm" svg:x2="18.75cm" svg:y2="27.035cm">
          <text:p/>
        </draw:line>
        <draw:line draw:style-name="gr6" draw:text-style-name="P1" draw:layer="layout" svg:x1="4.399cm" svg:y1="24.58cm" svg:x2="18.75cm" svg:y2="24.58cm">
          <text:p/>
        </draw:line>
        <draw:frame draw:style-name="gr13" draw:layer="layout" svg:width="9.468cm" svg:height="0.962cm" svg:x="6.668cm" svg:y="23.526cm">
          <draw:text-box>
            <text:p>Resolve token from request</text:p>
          </draw:text-box>
        </draw:frame>
        <draw:custom-shape draw:style-name="gr8" draw:text-style-name="P6" draw:layer="layout" svg:width="0.635cm" svg:height="0.635cm" svg:x="6.114cm" svg:y="23.699cm">
          <text:p text:style-name="P6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75cm" svg:y1="26.431cm" svg:x2="4.526cm" svg:y2="26.431cm">
          <text:p/>
        </draw:line>
        <draw:custom-shape draw:style-name="gr5" draw:text-style-name="P5" draw:layer="layout" svg:width="5.842cm" svg:height="1.27cm" svg:x="20.304cm" svg:y="21.32cm">
          <text:p text:style-name="P1"><text:span text:style-name="T2">Csrf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8.04cm" svg:y1="8.747cm" svg:x2="28.04cm" svg:y2="22.59cm">
          <text:p/>
        </draw:line>
        <draw:line draw:style-name="gr6" draw:text-style-name="P1" draw:layer="layout" svg:x1="4.399cm" svg:y1="28.452cm" svg:x2="11.765cm" svg:y2="28.452cm">
          <text:p/>
        </draw:line>
        <draw:custom-shape draw:style-name="gr11" draw:text-style-name="P6" draw:layer="layout" svg:width="1.143cm" svg:height="1.143cm" svg:x="11.828cm" svg:y="27.8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635cm" svg:height="0.589cm" svg:x="13.314cm" svg:y="19.699cm">
          <text:p text:style-name="P1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35cm" svg:height="0.589cm" svg:x="6.114cm" svg:y="27.636cm">
          <text:p text:style-name="P1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3.999cm" svg:height="0.962cm" svg:x="6.668cm" svg:y="27.49cm">
          <draw:text-box>
            <text:p>Valid token?</text:p>
          </draw:text-box>
        </draw:frame>
        <draw:polyline draw:style-name="gr6" draw:text-style-name="P1" draw:layer="layout" svg:width="7.873cm" svg:height="1.757cm" svg:x="4.556cm" svg:y="29.087cm" svg:viewBox="0 0 7874 1758" draw:points="7844,0 7874,1758 0,1758">
          <text:p/>
        </draw:polyline>
        <draw:frame draw:style-name="gr16" draw:layer="layout" svg:width="10.599cm" svg:height="0.962cm" svg:x="13.827cm" svg:y="27.495cm">
          <draw:text-box>
            <text:p>No, handle AccessDeniedException</text:p>
          </draw:text-box>
        </draw:frame>
        <draw:line draw:style-name="gr6" draw:text-style-name="P1" draw:layer="layout" svg:x1="13.035cm" svg:y1="28.452cm" svg:x2="25.003cm" svg:y2="28.452cm">
          <text:p/>
        </draw:line>
        <draw:frame draw:style-name="gr17" draw:layer="layout" svg:width="7.419cm" svg:height="0.962cm" svg:x="4.842cm" svg:y="30.876cm">
          <draw:text-box>
            <text:p>Yes, continue filter chain</text:p>
          </draw:text-box>
        </draw:frame>
        <draw:line draw:style-name="gr6" draw:text-style-name="P1" draw:layer="layout" svg:x1="25.003cm" svg:y1="8.012cm" svg:x2="4.429cm" svg:y2="8.012cm">
          <text:p/>
        </draw:line>
        <draw:line draw:style-name="gr6" draw:text-style-name="P1" draw:layer="layout" svg:x1="28.051cm" svg:y1="21.955cm" svg:x2="26.273cm" svg:y2="21.955cm">
          <text:p/>
        </draw:line>
        <draw:line draw:style-name="gr6" draw:text-style-name="P1" draw:layer="layout" svg:x1="20.304cm" svg:y1="21.955cm" svg:x2="4.556cm" svg:y2="21.955cm">
          <text:p/>
        </draw:line>
        <draw:line draw:style-name="gr6" draw:text-style-name="P1" draw:layer="layout" svg:x1="12.938cm" svg:y1="19.415cm" svg:x2="27.924cm" svg:y2="19.415cm">
          <text:p/>
        </draw:line>
        <draw:frame draw:style-name="gr18" draw:layer="layout" svg:width="4.708cm" svg:height="0.962cm" svg:x="13.868cm" svg:y="19.526cm">
          <draw:text-box>
            <text:p>Yes, get token</text:p>
          </draw:text-box>
        </draw:frame>
        <draw:line draw:style-name="gr6" draw:text-style-name="P1" draw:layer="layout" svg:x1="28.051cm" svg:y1="19.415cm" svg:x2="32.877cm" svg:y2="19.415cm">
          <text:p/>
        </draw:line>
        <draw:line draw:style-name="gr6" draw:text-style-name="P1" draw:layer="layout" svg:x1="32.974cm" svg:y1="21.979cm" svg:x2="28.178cm" svg:y2="21.955cm">
          <text:p/>
        </draw:line>
        <draw:frame draw:style-name="gr18" draw:layer="layout" svg:width="4.708cm" svg:height="0.962cm" svg:x="28.168cm" svg:y="18.426cm">
          <draw:text-box>
            <text:p>Load token</text:p>
          </draw:text-box>
        </draw:frame>
        <draw:frame draw:style-name="gr19" draw:text-style-name="P8" draw:layer="layout" svg:width="8.321cm" svg:height="0.962cm" svg:x="15.068cm" svg:y="33.024cm">
          <draw:text-box>
            <text:p text:style-name="P7"><text:span text:style-name="T4">CSRF Protection</text:span></text:p>
          </draw:text-box>
        </draw:frame>
        <draw:custom-shape draw:style-name="gr8" draw:text-style-name="P6" draw:layer="layout" svg:width="0.635cm" svg:height="0.589cm" svg:x="13.114cm" svg:y="27.636cm">
          <text:p text:style-name="P6"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f5793a" draw:distance="0.508cm" draw:rotation="450"/>
    <draw:hatch draw:name="Hatch_20_2" draw:display-name="Hatch 2" draw:style="single" draw:color="#85c0f9" draw:distance="0.508cm" draw:rotation="450"/>
    <draw:hatch draw:name="Hatch_20_3" draw:display-name="Hatch 3" draw:style="single" draw:color="#0f2080" draw:distance="0.508cm" draw:rotation="450"/>
    <draw:hatch draw:name="Hatch_20_4" draw:display-name="Hatch 4" draw:style="single" draw:color="#a95aa1" draw:distance="0.508cm" draw:rotation="450"/>
    <draw:hatch draw:name="Hatch_20_6" draw:display-name="Hatch 6" draw:style="single" draw:color="#ebe7e8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 style:parent-style-name="Misc">
      <style:graphic-properties loext:opacity="0%" draw:stroke="solid" draw:stroke-dash="Dashed_20__28_var_29__20_1" svg:stroke-width="0cm" svg:stroke-color="#0f2080" draw:marker-start-width="0.2cm" draw:marker-start-center="false" draw:marker-end-width="0.2cm" draw:marker-end-center="false" draw:fill="solid" draw:fill-color="#a95aa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  <style:text-properties fo:font-size="16pt"/>
    </style:style>
    <style:style style:name="AuthN" style:family="graphic" style:parent-style-name="Primary">
      <style:graphic-properties svg:stroke-color="#0f2080" draw:fill="solid" draw:fill-color="#85c0f9"/>
      <style:text-properties fo:font-family="'Liberation Sans'" style:font-style-name="Bold" style:font-family-generic="swiss" style:font-pitch="variable" fo:font-size="16pt"/>
    </style:style>
    <style:style style:name="AuthZ" style:family="graphic" style:parent-style-name="Primary">
      <style:graphic-properties svg:stroke-color="#85c0f9" draw:fill="solid" draw:fill-color="#0f2080"/>
      <style:text-properties fo:font-family="'Liberation Sans'" style:font-style-name="Bold" style:font-family-generic="swiss" style:font-pitch="variable" fo:font-size="16pt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_20_3" draw:fill-hatch-solid="false"/>
    </style:style>
    <style:style style:name="Misc" style:family="graphic" style:parent-style-name="Primary">
      <style:graphic-properties svg:stroke-color="#0f2080" draw:fill="solid" draw:fill-color="#a95aa1"/>
      <style:text-properties fo:font-family="'Liberation Sans'" style:font-style-name="Bold" style:font-family-generic="swiss" style:font-pitch="variable" fo:font-size="16pt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  <style:text-properties fo:font-family="'Liberation Sans'" style:font-style-name="Bold" style:font-family-generic="swiss" style:font-pitch="variable" fo:font-size="16pt"/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  <style:style style:name="MyCustomerService_23_readCustomer" style:display-name="MyCustomerService#readCustomer" style:family="graphic" style:parent-style-name="Misc"/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02-27T13:18:54.779646181</meta:creation-date>
    <meta:editing-duration>PT7H23M33S</meta:editing-duration>
    <meta:editing-cycles>41</meta:editing-cycles>
    <meta:generator>OpenOffice/4.1.14$Unix OpenOffice.org_project/4114m1$Build-9811</meta:generator>
    <dc:date>2023-05-11T13:55:41</dc:date>
    <dc:creator>Steve Riesenberg</dc:creator>
    <meta:document-statistic meta:object-count="49"/>
    <meta:template xlink:type="simple" xlink:actuate="onRequest" xlink:title="palette" xlink:href="../../../../../../../../../../../../Templates/Spring/palette.otg" meta:date="2020-02-27T13:18:54.54"/>
  </office:meta>
</office:document-meta>
</file>